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hatch" draw:fill-hatch-name="Black_20_45_20_Degrees_20_Wide" draw:fill-hatch-solid="fals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16cm" svg:y1="6.986cm" svg:x2="9.208cm" svg:y2="6.986cm">
          <text:p/>
        </draw:line>
        <draw:path draw:style-name="gr2" draw:text-style-name="P1" draw:layer="layout" svg:width="7.565cm" svg:height="3.224cm" draw:transform="skewX (-4.36853994463995E-017) rotate (-0.794299342582469) translate (4.46164371079229cm 3.42597921991297cm)" svg:viewBox="0 0 7566 3225" svg:d="m0 208c2152 0 3490-984 4520 1326s3046 1582 3046 1582">
          <text:p/>
        </draw:path>
        <draw:custom-shape draw:style-name="gr3" draw:text-style-name="P1" draw:layer="layout" svg:width="5.715cm" svg:height="4.684cm" svg:x="2.963cm" svg:y="6.98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932cm" svg:height="0.962cm" svg:x="3.147cm" svg:y="7.276cm">
          <draw:text-box>
            <text:p>Indice -1</text:p>
          </draw:text-box>
        </draw:frame>
        <draw:line draw:style-name="gr1" draw:text-style-name="P1" draw:layer="layout" svg:x1="12.728cm" svg:y1="6.987cm" svg:x2="18.92cm" svg:y2="6.987cm">
          <text:p/>
        </draw:line>
        <draw:path draw:style-name="gr5" draw:text-style-name="P1" draw:layer="layout" svg:width="7.565cm" svg:height="3.224cm" draw:transform="rotate (-0.794299342582469) translate (14.1736437107923cm 3.42697921991297cm)" svg:viewBox="0 0 7566 3225" svg:d="m0 208c2152 0 3490-984 4520 1326s3046 1582 3046 1582">
          <text:p/>
        </draw:path>
        <draw:custom-shape draw:style-name="gr3" draw:text-style-name="P1" draw:layer="layout" svg:width="5.715cm" svg:height="4.684cm" svg:x="12.648cm" svg:y="2.30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093cm" svg:height="0.962cm" svg:x="14.922cm" svg:y="2.832cm">
          <draw:text-box>
            <text:p>Indice +1</text:p>
          </draw:text-box>
        </draw:frame>
        <draw:line draw:style-name="gr6" draw:text-style-name="P1" draw:layer="layout" svg:x1="2.488cm" svg:y1="16.988cm" svg:x2="8.68cm" svg:y2="16.988cm">
          <text:p/>
        </draw:line>
        <draw:path draw:style-name="gr2" draw:text-style-name="P1" draw:layer="layout" svg:width="7.565cm" svg:height="3.224cm" draw:transform="rotate (-0.794299342582469) translate (4.46264371079229cm 13.427979219913cm)" svg:viewBox="0 0 7566 3225" svg:d="m0 208c2152 0 3490-984 4520 1326s3046 1582 3046 1582">
          <text:p/>
        </draw:path>
        <draw:custom-shape draw:style-name="gr3" draw:text-style-name="P1" draw:layer="layout" svg:width="5.715cm" svg:height="4.684cm" svg:x="2.964cm" svg:y="16.98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093cm" svg:height="0.962cm" svg:x="3.148cm" svg:y="17.278cm">
          <draw:text-box>
            <text:p>Indice +1</text:p>
          </draw:text-box>
        </draw:frame>
        <draw:line draw:style-name="gr1" draw:text-style-name="P1" draw:layer="layout" svg:x1="12.728cm" svg:y1="6.988cm" svg:x2="18.92cm" svg:y2="6.988cm">
          <text:p/>
        </draw:line>
        <draw:path draw:style-name="gr5" draw:text-style-name="P1" draw:layer="layout" svg:width="7.565cm" svg:height="3.224cm" draw:transform="skewX (4.23435271084555E-017) rotate (-0.794299342582469) translate (14.1736437107923cm 3.42797921991297cm)" svg:viewBox="0 0 7566 3225" svg:d="m0 208c2152 0 3490-984 4520 1326s3046 1582 3046 1582">
          <text:p/>
        </draw:path>
        <draw:custom-shape draw:style-name="gr3" draw:text-style-name="P1" draw:layer="layout" svg:width="5.715cm" svg:height="4.684cm" svg:x="12.648cm" svg:y="2.30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093cm" svg:height="0.962cm" svg:x="14.922cm" svg:y="2.833cm">
          <draw:text-box>
            <text:p>Indice +1</text:p>
          </draw:text-box>
        </draw:frame>
        <draw:path draw:style-name="gr5" draw:text-style-name="P1" draw:layer="layout" svg:width="7.565cm" svg:height="3.224cm" draw:transform="skewX (-4.49154490895148E-017) rotate (-0.794299342582469) translate (14.1736437107923cm 13.507979219913cm)" svg:viewBox="0 0 7566 3225" svg:d="m0 208c2152 0 3490-984 4520 1326s3046 1582 3046 1582">
          <text:p/>
        </draw:path>
        <draw:custom-shape draw:style-name="gr3" draw:text-style-name="P1" draw:layer="layout" svg:width="5.715cm" svg:height="4.684cm" svg:x="12.648cm" svg:y="12.3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4.684cm" svg:x="12.648cm" svg:y="12.38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932cm" svg:height="0.962cm" svg:x="14.869cm" svg:y="12.86cm">
          <draw:text-box>
            <text:p>Indice -1</text:p>
          </draw:text-box>
        </draw:frame>
        <draw:path draw:style-name="gr5" draw:text-style-name="P1" draw:layer="layout" svg:width="7.565cm" svg:height="3.224cm" draw:transform="skewX (-4.49154490895148E-017) rotate (-0.794299342582469) translate (14.1736437107923cm 13.508979219913cm)" svg:viewBox="0 0 7566 3225" svg:d="m0 208c2152 0 3490-984 4520 1326s3046 1582 3046 1582">
          <text:p/>
        </draw:path>
        <draw:line draw:style-name="gr6" draw:text-style-name="P1" draw:layer="layout" svg:x1="12.171cm" svg:y1="17.067cm" svg:x2="18.363cm" svg:y2="17.0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_20_2" draw:display-name="Hatch 2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marker-end="Arrow" draw:fill="none" draw:fill-gradient-name="Gradient_20_7" draw:fill-hatch-name="Hatch_20_2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</meta:initial-creator>
    <meta:creation-date>2011-10-27T17:29:03</meta:creation-date>
    <dc:date>2011-10-27T18:31:44</dc:date>
    <dc:creator>stephane </dc:creator>
    <meta:editing-duration>PT2M19S</meta:editing-duration>
    <meta:editing-cycles>1</meta:editing-cycles>
    <meta:document-statistic meta:object-count="22"/>
    <meta:generator>LibreOffice/3.3$Linux LibreOffice_project/330m19$Build-202</meta:generator>
  </office:meta>
</office:document-meta>
</file>